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draw:stroke="solid" svg:stroke-color="#000000" fo:min-height="12.75cm"/>
      <style:paragraph-properties style:writing-mode="lr-tb"/>
    </style:style>
    <style:style style:name="pr3" style:family="presentation" style:parent-style-name="Alizarin-outline1">
      <style:graphic-properties draw:stroke="solid" svg:stroke-color="#000000" draw:marker-end="Circle" draw:marker-end-width="2.4cm" svg:stroke-opacity="100%" fo:min-height="12.75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text-underline-style="none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8.05cm" svg:height="2.25cm" svg:x="0.75cm" svg:y="1.541cm" presentation:class="title" presentation:user-transformed="true">
          <draw:text-box>
            <text:p><text:span text:style-name="T1">Actvitité 1 : Faire briller une lampe</text:span></text:p>
          </draw:text-box>
        </draw:frame>
        <draw:frame presentation:style-name="pr2" draw:text-style-name="P2" draw:layer="layout" svg:width="8.5cm" svg:height="2.867cm" svg:x="0.1cm" svg:y="5.533cm" presentation:class="outline" presentation:user-transformed="true">
          <draw:text-box>
            <text:list text:style-name="L2">
              <text:list-item>
                <text:p><text:span text:style-name="T2"><text:s/></text:span><text:span text:style-name="T3">Objectifs :</text:span></text:p>
              </text:list-item>
              <text:list-item>
                <text:p><text:span text:style-name="T4"><text:s/></text:span><text:span text:style-name="T4">- Introduire et définir les termes dipôle, générateur, récepteur, circuit électrique.</text:span></text:p>
              </text:list-item>
              <text:list-item>
                <text:p><text:span text:style-name="T4"><text:s/></text:span><text:span text:style-name="T4">- Réaliser un circuit électrique simple.</text:span></text:p>
              </text:list-item>
              <text:list-item>
                <text:p><text:span text:style-name="T3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2" draw:text-style-name="P4" draw:layer="layout" svg:width="20.249cm" svg:height="4.366cm" svg:x="0.351cm" svg:y="9.434cm" presentation:class="outline" presentation:user-transformed="true">
          <draw:text-box>
            <text:list text:style-name="L2">
              <text:list-header>
                <text:p text:style-name="P3"><text:span text:style-name="T6">L’amant de la déesse guerrière Gabrielle à été capturé par les démons, furieuse elle se prépare à les suivre lorsque vous l’arrêtez…</text:span></text:p>
              </text:list-header>
              <text:list-item>
                <text:p text:style-name="P3"><text:span text:style-name="T6">Sans source de lumière, les démons ne feraient qu’une bouchée d’elle … Il va falloir fabriquer une </text:span><text:span text:style-name="T7">lampe torche</text:span><text:span text:style-name="T6">!</text:span></text:p>
              </text:list-item>
              <text:list-item>
                <text:p text:style-name="P3"><text:span text:style-name="T6">Pour cela il va falloir trier et utiliser uniquement les ampoules qui fonctionnent !</text:span></text:p>
              </text:list-item>
            </text:list>
          </draw:text-box>
        </draw:frame>
        <draw:frame draw:style-name="gr1" draw:text-style-name="P5" draw:layer="layout" svg:width="7cm" svg:height="0.988cm" svg:x="0.1cm" svg:y="8.3cm">
          <draw:text-box>
            <text:p>Contexte</text:p>
          </draw:text-box>
        </draw:frame>
        <draw:line draw:style-name="gr2" draw:text-style-name="P6" draw:layer="layout" svg:x1="0cm" svg:y1="9.2cm" svg:x2="21cm" svg:y2="9.2cm">
          <text:p/>
        </draw:line>
        <draw:frame draw:style-name="gr3" draw:text-style-name="P5" draw:layer="layout" svg:width="10cm" svg:height="1.725cm" svg:x="0.3cm" svg:y="14.1cm">
          <draw:text-box>
            <text:p>Votre travail</text:p>
          </draw:text-box>
        </draw:frame>
        <draw:line draw:style-name="gr2" draw:text-style-name="P6" draw:layer="layout" svg:x1="0cm" svg:y1="15cm" svg:x2="21cm" svg:y2="15cm">
          <text:p/>
        </draw:line>
        <draw:frame presentation:style-name="pr3" draw:text-style-name="P9" draw:layer="layout" svg:width="20.249cm" svg:height="3.6cm" svg:x="0.2cm" svg:y="15.2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Par binôme, réaliser un circuit électrique </text:span></text:p>
              </text:list-item>
              <text:list-item>
                <text:p text:style-name="P7"><text:span text:style-name="T6">pour allumer l’ampoule.</text:span></text:p>
              </text:list-item>
              <text:list-item>
                <text:p text:style-name="P7"><text:span text:style-name="T6">Vous disposez d’une </text:span><text:span text:style-name="T7">pile cylindrique, d’un fil et d’une ampoule…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7">Au travail !</text:span></text:p>
                <text:p text:style-name="P8"><text:span text:style-name="T6"/></text:p>
              </text:list-item>
            </text:list>
          </draw:text-box>
        </draw:frame>
        <draw:frame presentation:style-name="pr3" draw:text-style-name="P9" draw:layer="layout" svg:width="20.399cm" svg:height="5.8cm" svg:x="0.201cm" svg:y="19cm" presentation:class="outline" presentation:user-transformed="true">
          <draw:text-box>
            <text:list text:style-name="L2">
              <text:list-header>
                <text:p text:style-name="P7"><text:span text:style-name="T8">Répondez sur votre cahier :</text:span></text:p>
              </text:list-header>
              <text:list-item>
                <text:p text:style-name="P8"><text:span text:style-name="T6"><text:s/></text:span><text:span text:style-name="T6">1 : Dessinez les circuits dans les dispositions où la lampe s’allume.</text:span></text:p>
              </text:list-item>
              <text:list-item>
                <text:p text:style-name="P8"><text:span text:style-name="T6"><text:s/></text:span><text:span text:style-name="T6">2 : Même travail mais avec une pile plate qui remplace la pile cylindrique.</text:span></text:p>
              </text:list-item>
              <text:list-item>
                <text:p text:style-name="P8"><text:span text:style-name="T6"><text:s/></text:span><text:span text:style-name="T6">3 : Dessinez le filament à l’intérieur de l’ampoule.</text:span></text:p>
              </text:list-item>
              <text:list-item>
                <text:p text:style-name="P8"><text:span text:style-name="T6"><text:s/></text:span><text:span text:style-name="T6">4 : Vous venez de réaliser un circuit électrique pour allumer la lampe ! Quelles sont les conditions pour que la lampe s’allume, autrement dit, comment définiriez vous un circuit électrique 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532cm" fo:text-indent="0cm"/>
      <style:text-properties style:font-name="Noto Sans Light1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531cm" fo:text-indent="0cm"/>
      <style:text-properties style:font-name="Noto Sans Light1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4.417cm" fo:min-width="19.75cm"/>
    </style:style>
    <style:style style:name="Mgr4" style:family="graphic" style:parent-style-name="standard">
      <style:graphic-properties draw:stroke="none" draw:fill="none" draw:fill-color="#ffffff" fo:min-height="15.988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4.667cm" fo:min-width="20.25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2cm" fo:min-width="5.25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2cm" fo:min-width="13.5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2cm" fo:min-width="1.12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P17" style:family="paragraph">
      <loext:graphic-properties draw:fill="none" draw:fill-color="#ffffff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Alizarin" style:page-layout-name="PM1" draw:style-name="Mdp1">
      <draw:custom-shape presentation:style-name="Mpr1" draw:text-style-name="MP5" draw:layer="backgroundobjects" svg:width="20.25cm" svg:height="4.667cm" svg:x="0cm" svg:y="0.666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5.25cm" svg:height="2cm" svg:x="15.75cm" svg:y="25.33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3.5cm" svg:height="2cm" svg:x="1.875cm" svg:y="25.333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125cm" svg:height="2cm" svg:x="0.375cm" svg:y="25.333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9.5cm" svg:height="3.333cm" svg:x="0.75cm" svg:y="1.333cm" presentation:class="title" presentation:placeholder="true">
        <draw:text-box/>
      </draw:frame>
      <draw:frame presentation:style-name="Alizarin-outline1" draw:layer="backgroundobjects" svg:width="19.125cm" svg:height="17.333cm" svg:x="0.75cm" svg:y="7.333cm" presentation:class="outline" presentation:placeholder="true">
        <draw:text-box/>
      </draw:frame>
      <draw:frame presentation:style-name="Mpr5" draw:text-style-name="MP10" draw:layer="backgroundobjects" svg:width="4.875cm" svg:height="1.932cm" svg:x="15.75cm" svg:y="25.333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125cm" svg:height="2cm" svg:x="0.375cm" svg:y="25.333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0.25cm" svg:height="4.667cm" svg:x="0cm" svg:y="11.666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9.5cm" svg:height="3.333cm" svg:x="0.75cm" svg:y="12.333cm" presentation:class="title" presentation:placeholder="true">
        <draw:text-box/>
      </draw:frame>
      <draw:frame presentation:style-name="Alizarin0-outline1" draw:layer="backgroundobjects" svg:width="19.125cm" svg:height="9.333cm" svg:x="1.125cm" svg:y="17.333cm" presentation:class="outline" presentation:placeholder="true">
        <draw:text-box/>
      </draw:frame>
      <draw:frame presentation:style-name="Mpr10" draw:text-style-name="MP15" draw:layer="backgroundobjects" svg:width="4.875cm" svg:height="2cm" svg:x="15.75cm" svg:y="25.333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125cm" svg:height="2cm" svg:x="0.375cm" svg:y="25.333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18.899cm" svg:height="4.674cm" svg:x="1.05cm" svg:y="1.116cm" presentation:class="title" presentation:placeholder="true">
        <draw:text-box/>
      </draw:frame>
      <draw:frame draw:style-name="Mgr4" draw:text-style-name="MP17" draw:layer="backgroundobjects" svg:width="18.899cm" svg:height="16.238cm" svg:x="1.05cm" svg:y="6.551cm">
        <draw:text-box>
          <text:p/>
        </draw:text-box>
      </draw:frame>
      <draw:frame presentation:style-name="Mpr15" draw:text-style-name="MP2" draw:layer="backgroundobjects" svg:width="4.892cm" svg:height="1.929cm" svg:x="1.05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9" draw:layer="backgroundobjects" svg:width="6.656cm" svg:height="1.929cm" svg:x="7.182cm" svg:y="25.507cm" presentation:class="footer">
        <draw:text-box>
          <text:p text:style-name="MP18"><text:span text:style-name="MT1"><presentation:footer/></text:span></text:p>
        </draw:text-box>
      </draw:frame>
      <draw:frame presentation:style-name="Mpr15" draw:text-style-name="MP4" draw:layer="backgroundobjects" svg:width="4.892cm" svg:height="1.929cm" svg:x="15.057cm" svg:y="25.50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7:28:29.142762269</meta:creation-date>
    <meta:editing-duration>PT4H44M34S</meta:editing-duration>
    <meta:editing-cycles>14</meta:editing-cycles>
    <meta:generator>LibreOffice/6.4.5.2$Linux_X86_64 LibreOffice_project/40$Build-2</meta:generator>
    <dc:title>Alizarin</dc:title>
    <dc:date>2020-08-30T21:49:55.007930987</dc:date>
    <meta:document-statistic meta:object-count="59"/>
  </office:meta>
</office:document-meta>
</file>